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2000003A2F38FB9E447FCA96A.png" manifest:media-type="image/png"/>
  <manifest:file-entry manifest:full-path="Pictures/10000201000005DC000003E8D335CD6C6186490D.png" manifest:media-type="image/png"/>
  <manifest:file-entry manifest:full-path="Pictures/100002010000014B00000098C2CEFEFEDC302FD4.png" manifest:media-type="image/png"/>
  <manifest:file-entry manifest:full-path="Pictures/10000201000002D0000002D0352F9E8A1B71FE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373cm" fo:min-width="3.02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31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36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5" style:family="graphic" style:parent-style-name="standard">
      <style:graphic-properties draw:stroke="solid" svg:stroke-width="0.035cm" svg:stroke-color="#ef413d" draw:marker-start-width="0.252cm" draw:marker-end-width="0.252cm" draw:fill-color="#ffffff" draw:textarea-horizontal-align="justify" draw:textarea-vertical-align="middle" draw:auto-grow-height="false" fo:min-height="1.373cm" fo:min-width="3.02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429cm" fo:min-width="9.608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397cm" fo:min-width="7.70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12cm" fo:min-width="1.98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12cm" fo:min-width="3.66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49cm" fo:min-width="2.55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12cm" fo:min-width="1.735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8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73cm" fo:min-width="0cm"/>
    </style:style>
    <style:style style:name="gr15" style:family="graphic" style:parent-style-name="standard">
      <style:graphic-properties svg:stroke-width="0.035cm" svg:stroke-color="#ef413d" draw:marker-start-width="0.252cm" draw:marker-end-width="0.252cm" draw:fill-color="#ffffff" draw:textarea-horizontal-align="justify" draw:textarea-vertical-align="middle" draw:auto-grow-height="false" fo:min-height="2.067cm" fo:min-width="2.56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ef413d" draw:marker-start-width="0.252cm" draw:marker-end-width="0.252cm" draw:fill="solid" draw:fill-color="#ffffff" draw:textarea-horizontal-align="justify" draw:textarea-vertical-align="middle" draw:auto-grow-height="false" fo:min-height="0.63cm" fo:min-width="0.93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6cm" fo:min-width="5.417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stroke="none" svg:stroke-color="#000000" draw:fill="solid" draw:fill-color="#ffffff" fo:min-height="1.102cm"/>
    </style:style>
    <style:style style:name="gr21" style:family="graphic" style:parent-style-name="standard">
      <style:graphic-properties svg:stroke-color="#ef413d" draw:fill-color="#ef413d" draw:textarea-horizontal-align="justify" draw:textarea-vertical-align="middle" draw:auto-grow-height="false" fo:min-height="0.207cm" fo:min-width="1.70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259cm, 11.978cm, 7.669cm, 11.858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font-size="14pt"/>
    </style:style>
    <style:style style:name="P4" style:family="paragraph">
      <loext:graphic-properties draw:fill-color="#ffffff"/>
      <style:paragraph-properties fo:text-align="center"/>
      <style:text-properties fo:font-size="10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fo:color="#ef413d" fo:font-size="10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color="#ef413d" fo:font-size="1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ef413d" fo:font-size="14pt" style:font-size-asian="14pt" style:font-size-complex="14pt"/>
    </style:style>
    <style:style style:name="P1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solid" draw:fill-color="#ffffff"/>
      <style:text-properties fo:color="#ef413d"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5" style:family="paragraph">
      <loext:graphic-properties draw:fill-color="#ef413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/>
    </style:style>
    <style:style style:name="T3" style:family="text">
      <style:text-properties fo:font-size="10pt" style:font-size-asian="8pt" style:font-size-complex="8pt"/>
    </style:style>
    <style:style style:name="T4" style:family="text">
      <style:text-properties fo:color="#ef413d" fo:font-size="10pt" style:font-size-asian="8pt" style:font-size-complex="8pt"/>
    </style:style>
    <style:style style:name="T5" style:family="text">
      <style:text-properties fo:color="#ef413d"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ef413d" fo:font-size="14pt" style:font-size-asian="14pt" style:font-size-complex="1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ef413d"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1.651cm" svg:x="4.599cm" svg:y="3.213cm">
          <text:p text:style-name="P1"><text:span text:style-name="T1">Age &amp; usage</text:span></text:p>
          <text:p text:style-name="P1"><text:span text:style-name="T1">Number of cores</text:span></text:p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562cm" svg:x="0.519cm" svg:y="3.248cm">
          <draw:text-box>
            <text:p text:style-name="P1"><text:span text:style-name="T2">Hardware</text:span></text:p>
          </draw:text-box>
        </draw:frame>
        <draw:custom-shape draw:style-name="gr1" draw:text-style-name="P2" draw:layer="layout" svg:width="3.556cm" svg:height="1.651cm" svg:x="4.607cm" svg:y="5.013cm">
          <text:p text:style-name="P1"><text:span text:style-name="T1">Kernel options</text:span></text:p>
          <text:p text:style-name="P1"><text:span text:style-name="T1">Kernel version</text:span></text:p>
          <text:p text:style-name="P1"><text:span text:style-name="T1">Linux distribution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64cm" svg:height="1.615cm" svg:x="0.519cm" svg:y="4.973cm">
          <draw:text-box>
            <text:p text:style-name="P1"><text:span text:style-name="T2">Operating system</text:span></text:p>
          </draw:text-box>
        </draw:frame>
        <draw:custom-shape draw:style-name="gr1" draw:text-style-name="P4" draw:layer="layout" svg:width="3.556cm" svg:height="1.651cm" svg:x="4.615cm" svg:y="6.806cm">
          <text:p text:style-name="P1"><text:span text:style-name="T3">X264 compilation</text:span></text:p>
          <text:p text:style-name="P1"><text:span text:style-name="T3">X264 configuration</text:span></text:p>
          <text:p text:style-name="P1"><text:span text:style-name="T3">X264 versio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64cm" svg:height="1.524cm" svg:x="0.519cm" svg:y="6.842cm">
          <draw:text-box>
            <text:p text:style-name="P1"><text:span text:style-name="T2">Software</text:span></text:p>
          </draw:text-box>
        </draw:frame>
        <draw:custom-shape draw:style-name="gr5" draw:text-style-name="P5" draw:layer="layout" svg:width="3.556cm" svg:height="1.651cm" svg:x="4.622cm" svg:y="8.599cm">
          <text:p text:style-name="P1"><text:span text:style-name="T4">Type of video</text:span></text:p>
          <text:p text:style-name="P1"><text:span text:style-name="T4">Video resolution</text:span></text:p>
          <text:p text:style-name="P1"><text:span text:style-name="T4">Video quality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64cm" svg:height="1.524cm" svg:x="0.519cm" svg:y="8.62cm">
          <draw:text-box>
            <text:p text:style-name="P1"><text:span text:style-name="T5">Input</text:span></text:p>
          </draw:text-box>
        </draw:frame>
        <draw:custom-shape draw:style-name="gr6" draw:text-style-name="P7" draw:layer="layout" svg:width="10.16cm" svg:height="6.731cm" svg:x="9.818cm" svg:y="2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255cm" svg:height="4.699cm" svg:x="10.707cm" svg:y="4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0.914cm" svg:x="9.818cm" svg:y="2.732cm">
          <text:p text:style-name="P1"><text:span text:style-name="T6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216cm" svg:height="0.914cm" svg:x="10.707cm" svg:y="4.132cm">
          <text:p text:style-name="P1"><text:span text:style-name="T6">Operating </text:span><text:span text:style-name="T6">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102cm" svg:height="2.351cm" svg:x="15.508cm" svg:y="6.104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713cm" svg:height="0.787cm" svg:x="16.132cm" svg:y="7.323cm">
          <draw:image xlink:href="Pictures/100002010000014B00000098C2CEFEFEDC302FD4.png" xlink:type="simple" xlink:show="embed" xlink:actuate="onLoad">
            <text:p/>
          </draw:image>
        </draw:frame>
        <draw:custom-shape draw:style-name="gr12" draw:text-style-name="P8" draw:layer="layout" svg:width="2.287cm" svg:height="0.914cm" svg:x="15.508cm" svg:y="6.102cm">
          <text:p text:style-name="P1"><text:span text:style-name="T6">Soft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016cm" svg:height="0.381cm" svg:x="14.281cm" svg:y="7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0.443cm" svg:height="1.511cm" svg:x="16.786cm" svg:y="8.5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7" draw:layer="layout" svg:width="3.102cm" svg:height="2.351cm" svg:x="10.905cm" svg:y="6.1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468cm" svg:height="0.914cm" svg:x="10.908cm" svg:y="6.102cm">
          <text:p text:style-name="P1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951cm" svg:height="0.6cm" draw:transform="rotate (-3.14159265358979) translate (19.977cm 10.763cm)">
          <text:p text:style-name="P1"><text:span text:style-name="T1">Software performances</text:span></text:p>
          <draw:enhanced-geometry svg:viewBox="0 0 21600 21600" draw:mirror-vertical="true" draw:type="rectangle" draw:enhanced-path="M 0 0 L 21600 0 21600 21600 0 21600 0 0 Z N"/>
        </draw:custom-shape>
        <draw:frame draw:style-name="gr11" draw:text-style-name="P9" draw:layer="layout" svg:width="1.475cm" svg:height="1.475cm" svg:x="12.303cm" svg:y="6.783cm">
          <draw:image xlink:href="Pictures/10000201000002D0000002D0352F9E8A1B71FEF4.png" xlink:type="simple" xlink:show="embed" xlink:actuate="onLoad">
            <text:p/>
          </draw:image>
        </draw:frame>
        <draw:frame draw:style-name="gr18" draw:text-style-name="P12" draw:layer="layout" svg:width="6.858cm" svg:height="1.143cm" svg:x="1.281cm" svg:y="1.135cm">
          <draw:text-box>
            <text:p text:style-name="P1"><text:span text:style-name="T8">Variability factors</text:span></text:p>
          </draw:text-box>
        </draw:frame>
        <draw:frame draw:style-name="gr19" draw:text-style-name="P13" draw:layer="layout" svg:width="10.16cm" svg:height="1.673cm" svg:x="9.79cm" svg:y="0.746cm">
          <draw:text-box>
            <text:p text:style-name="P1"><text:span text:style-name="T8">X264 (video encoder)</text:span></text:p>
            <text:p text:style-name="P1"><text:span text:style-name="T8">running environment</text:span></text:p>
          </draw:text-box>
        </draw:frame>
        <draw:frame draw:style-name="gr20" draw:text-style-name="P14" draw:layer="layout" svg:width="1.016cm" svg:height="1.352cm" svg:x="12.204cm" svg:y="9.087cm">
          <draw:text-box>
            <text:p><text:span text:style-name="T9">?</text:span></text:p>
          </draw:text-box>
        </draw:frame>
        <draw:custom-shape draw:style-name="gr21" draw:text-style-name="P15" draw:layer="layout" svg:width="2.751cm" svg:height="0.913cm" draw:transform="rotate (2.35619449019234) translate (13.936cm 10.59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" draw:layer="layout" svg:width="1.651cm" svg:height="1.201cm" svg:x="12.839cm" svg:y="2.846cm">
          <draw:image xlink:href="Pictures/10000201000005DC000003E8D335CD6C6186490D.png" xlink:type="simple" xlink:show="embed" xlink:actuate="onLoad">
            <text:p/>
          </draw:image>
        </draw:frame>
        <draw:frame draw:style-name="gr23" draw:text-style-name="P1" draw:layer="layout" svg:width="1.856cm" svg:height="1.856cm" svg:x="15.182cm" svg:y="4.243cm">
          <draw:image xlink:href="Pictures/10000201000003A2000003A2F38FB9E447FCA9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2cm" fo:margin-bottom="1cm" fo:margin-left="0.012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3:33:49.078792726</meta:creation-date>
    <dc:date>2020-02-17T17:05:11.074434333</dc:date>
    <meta:editing-duration>PT43M40S</meta:editing-duration>
    <meta:editing-cycles>13</meta:editing-cycles>
    <meta:generator>LibreOffice/6.0.7.3$Linux_X86_64 LibreOffice_project/00m0$Build-3</meta:generator>
    <meta:document-statistic meta:object-count="27"/>
  </office:meta>
</office:document-meta>
</file>